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"/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3pt" style:font-size-asian="13pt" style:font-size-complex="13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3pt" style:text-underline-style="none" style:font-size-asian="13pt" style:font-size-complex="13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3pt" style:text-underline-style="none" style:font-size-asian="13pt" style:font-size-complex="13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Menlo" fo:font-size="13pt" style:text-underline-style="none" style:font-size-asian="13pt" style:font-size-complex="13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fo:font-weight="normal" style:font-size-asian="13pt" style:font-size-complex="13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T1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menlo" fo:letter-spacing="normal" fo:font-style="italic" fo:font-weight="normal"/>
    </style:style>
    <style:style style:name="T3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/>
    </style:style>
    <style:style style:name="T6" style:family="text">
      <style:text-properties fo:font-variant="normal" fo:text-transform="none" fo:color="#000000" loext:opacity="100%" fo:letter-spacing="normal" fo:font-style="italic" fo:font-weight="normal"/>
    </style:style>
    <style:style style:name="T7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tyle-asian="normal" style:font-size-complex="13pt" style:font-style-complex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style:font-name="menlo" fo:letter-spacing="normal" fo:font-style="normal" fo:font-weight="normal"/>
    </style:style>
    <style:style style:name="T11" style:family="text">
      <style:text-properties fo:color="#000000" loext:opacity="100%" fo:letter-spacing="normal" fo:font-style="italic" fo:font-weight="normal"/>
    </style:style>
    <style:style style:name="T12" style:family="text">
      <style:text-properties fo:font-style="italic"/>
    </style:style>
    <style:style style:name="T13" style:family="text">
      <style:text-properties style:font-name="Menl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Illusion du carré impossible</text:p>
      <text:p text:style-name="P7"/>
      <text:p text:style-name="P6">Aller à <text:span text:style-name="T12">x</text:span>=25; <text:span text:style-name="T12">y</text:span>=9; </text:p>
      <text:p text:style-name="P6">Stylo écrit </text:p>
      <text:p text:style-name="P6">Tourner de 270 degrés</text:p>
      <text:p text:style-name="P6">Répéter 2 fois </text:p>
      <text:p text:style-name="P6"><text:s/>Répéter 2 fois </text:p>
      <text:p text:style-name="P6"><text:s text:c="2"/>Avancer de 18 px </text:p>
      <text:p text:style-name="P6"><text:s text:c="2"/>Tourner de 315 degrés</text:p>
      <text:p text:style-name="P6"><text:s text:c="2"/>Avancer de 10 px </text:p>
      <text:p text:style-name="P6"><text:s text:c="2"/>Tourner de 180 degrés</text:p>
      <text:p text:style-name="P6"><text:s text:c="2"/>Avancer de 10 px </text:p>
      <text:p text:style-name="P6"><text:s text:c="2"/>Tourner de 315 degrés</text:p>
      <text:p text:style-name="P6"><text:s text:c="2"/>Avancer de 25 px </text:p>
      <text:p text:style-name="P6"><text:s text:c="2"/>Tourner de 90 degrés</text:p>
      <text:p text:style-name="P6"><text:s text:c="2"/>Avancer de 25 px </text:p>
      <text:p text:style-name="P6"><text:s text:c="2"/>Tourner de 90 degrés</text:p>
      <text:p text:style-name="P6"><text:s text:c="2"/>Avancer de 39 px </text:p>
      <text:p text:style-name="P6"><text:s text:c="2"/>Tourner de 225 degrés</text:p>
      <text:p text:style-name="P6"><text:s text:c="2"/>Avancer de 10 px </text:p>
      <text:p text:style-name="P6"><text:s text:c="2"/>Tourner de 315 degrés</text:p>
      <text:p text:style-name="P6"><text:s text:c="2"/>Avancer de 39 px </text:p>
      <text:p text:style-name="P6"><text:s text:c="2"/>Tourner de 270 degrés</text:p>
      <text:p text:style-name="P6"><text:s text:c="2"/>Avancer de 39 px </text:p>
      <text:p text:style-name="P6"><text:s text:c="2"/>Tourner de 270 degrés</text:p>
      <text:p text:style-name="P6"><text:s text:c="2"/>Avancer de 39 px </text:p>
      <text:p text:style-name="P6"><text:s text:c="2"/>Tourner de 270 degrés</text:p>
      <text:p text:style-name="P6"><text:s text:c="2"/>Avancer de 25 px </text:p>
      <text:p text:style-name="P6"><text:s text:c="2"/>Tourner de 270 degrés</text:p>
      <text:p text:style-name="P6"><text:s text:c="2"/>Avancer de 25 px </text:p>
      <text:p text:style-name="P6"><text:s text:c="2"/>Tourner de 270 degrés</text:p>
      <text:p text:style-name="P6"><text:s text:c="2"/>Avancer de 18 px </text:p>
      <text:p text:style-name="P6"><text:s text:c="2"/>Tourner de 180 degrés</text:p>
      <text:p text:style-name="P7"><text:s/>&lt;flèche&gt;</text:p>
      <text:p text:style-name="P6"><text:s/>Tourner de 270 degrés</text:p>
      <text:p text:style-name="P6"><text:s/>Stylo relevé</text:p>
      <text:p text:style-name="P7"><text:s/><text:span text:style-name="T13">Avancer de 50 px </text:span></text:p>
      <text:p text:style-name="P7"><text:s/><text:span text:style-name="T13">Stylo écrit </text:span></text:p>
      <text:p text:style-name="P6">&lt;flèche&gt;</text:p>
      <text:p text:style-name="P6"/>
      <text:p text:style-name="P7"/>
      <text:p text:style-name="P1"><text:span text:style-name="T3">Illusion de </text:span><text:span text:style-name="T8">Müller-Lier</text:span></text:p>
      <text:p text:style-name="P7"/>
      <text:p text:style-name="P3"><text:span text:style-name="T1">Aller à </text:span><text:span text:style-name="T2">x</text:span><text:span text:style-name="T1">=-25; </text:span><text:span text:style-name="T2">y</text:span><text:span text:style-name="T1">=-15; </text:span></text:p>
      <text:p text:style-name="P7">Stylo écrit </text:p>
      <text:p text:style-name="P7">S'orienter à 90 degrés </text:p>
      <text:p text:style-name="P7">Répéter 2 fois </text:p>
      <text:p text:style-name="P3"><text:soft-page-break/><text:span text:style-name="T1"><text:s/></text:span><text:span text:style-name="T4">Avancer de 30 px </text:span></text:p>
      <text:p text:style-name="P7"><text:s/>Tourner de 135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270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135 degrés</text:p>
      <text:p text:style-name="P7">&lt;flèche&gt; </text:p>
      <text:p text:style-name="P7">Stylo relevé </text:p>
      <text:p text:style-name="P7">Tourner de 270 degrés</text:p>
      <text:p text:style-name="P7">Avancer de 50 px </text:p>
      <text:p text:style-name="P7">Stylo écrit </text:p>
      <text:p text:style-name="P7">Tourner de 90 degrés</text:p>
      <text:p text:style-name="P7">Répéter 2 fois </text:p>
      <text:p text:style-name="P3"><text:span text:style-name="T1"><text:s/></text:span><text:span text:style-name="T4">Avancer de 30 px </text:span></text:p>
      <text:p text:style-name="P7"><text:s/>Tourner de 45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90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45 degrés</text:p>
      <text:p text:style-name="P7">&lt;flèche&gt; </text:p>
      <text:p text:style-name="P7">Stylo relevé </text:p>
      <text:p text:style-name="P7">Avancer de 100 px </text:p>
      <text:p text:style-name="P7"/>
      <text:p text:style-name="P7"/>
      <text:p text:style-name="P8">Fourche du diable</text:p>
      <text:p text:style-name="P8"/>
      <text:p text:style-name="P3"><text:span text:style-name="T1">Aller à </text:span><text:span text:style-name="T2">x</text:span><text:span text:style-name="T1">=95; </text:span><text:span text:style-name="T2">y</text:span><text:span text:style-name="T1">=-13; </text:span></text:p>
      <text:p text:style-name="P7">S'orienter à 270 degrés </text:p>
      <text:p text:style-name="P7">Répéter 2 fois </text:p>
      <text:p text:style-name="P7"><text:s/>Stylo écrit </text:p>
      <text:p text:style-name="P7"><text:s/>Tourner de 340 degrés</text:p>
      <text:p text:style-name="P7"><text:s/>Avancer de 10 px </text:p>
      <text:p text:style-name="P7"><text:s/>Tourner de 290 degrés</text:p>
      <text:p text:style-name="P7"><text:s/>Avancer de 80 px </text:p>
      <text:p text:style-name="P7"><text:s/>Tourner de 270 degrés</text:p>
      <text:p text:style-name="P7"><text:s/>Avancer de 10 px </text:p>
      <text:p text:style-name="P7"><text:s/>Tourner de 270 degrés</text:p>
      <text:p text:style-name="P7"><text:s/>Avancer de 83 px </text:p>
      <text:p text:style-name="P7"><text:s/>Tourner de 110 degrés</text:p>
      <text:p text:style-name="P7"><text:s/>Avancer de 37 px </text:p>
      <text:p text:style-name="P7"><text:soft-page-break/><text:s/>Tourner de 70 degrés</text:p>
      <text:p text:style-name="P7"><text:s/>Avancer de 60 px </text:p>
      <text:p text:style-name="P7"><text:s/>Tourner de 90 degrés</text:p>
      <text:p text:style-name="P7"><text:s/>Avancer de 10 px </text:p>
      <text:p text:style-name="P7"><text:s/>Tourner de 90 degrés</text:p>
      <text:p text:style-name="P7"><text:s/>Avancer de 54 px </text:p>
      <text:p text:style-name="P7"><text:s/>Tourner de 290 degrés</text:p>
      <text:p text:style-name="P7"><text:s/>Avancer de 16 px </text:p>
      <text:p text:style-name="P7"><text:s/>Tourner de 250 degrés</text:p>
      <text:p text:style-name="P7"><text:s/>Avancer de 64 px </text:p>
      <text:p text:style-name="P7"><text:s/>Tourner de 270 degrés</text:p>
      <text:p text:style-name="P7"><text:s/>Avancer de 10 px </text:p>
      <text:p text:style-name="P7"><text:s/>Tourner de 270 degrés</text:p>
      <text:p text:style-name="P7"><text:s/>Avancer de 56 px </text:p>
      <text:p text:style-name="P7"><text:s/>Tourner de 283 degrés</text:p>
      <text:p text:style-name="P7"><text:s/>Avancer de 11 px </text:p>
      <text:p text:style-name="P7"><text:s/>Tourner de 180 degrés</text:p>
      <text:p text:style-name="P7"><text:s/>Avancer de 11 px </text:p>
      <text:p text:style-name="P7"><text:s/>Tourner de 325 degrés</text:p>
      <text:p text:style-name="P7"><text:s/>Avancer de 5 px </text:p>
      <text:p text:style-name="P7"><text:s/>Tourner de 112 degrés</text:p>
      <text:p text:style-name="P7"><text:s/>Stylo relevé </text:p>
      <text:p text:style-name="P7"><text:s/>Avancer de 170 px </text:p>
      <text:p text:style-name="P7"><text:s/>Tourner de 270 degrés</text:p>
      <text:p text:style-name="P7"><text:s/>Avancer de 1 px </text:p>
      <text:p text:style-name="P7">&lt;flèche&gt; </text:p>
      <text:p text:style-name="P7">Avancer de 200 px </text:p>
      <text:p text:style-name="P8"/>
      <text:p text:style-name="P8"/>
      <text:p text:style-name="P8">Triangle de Penrose</text:p>
      <text:p text:style-name="P8"/>
      <text:p text:style-name="P3"><text:span text:style-name="T1">Aller à </text:span><text:span text:style-name="T2">x</text:span><text:span text:style-name="T1">=-75; </text:span><text:span text:style-name="T2">y</text:span><text:span text:style-name="T1">=-18; </text:span></text:p>
      <text:p text:style-name="P7">Stylo écrit </text:p>
      <text:p text:style-name="P7">Répéter 3 fois </text:p>
      <text:p text:style-name="P4"><text:span text:style-name="T1"><text:s/></text:span><text:span text:style-name="T7">Répéter 3 fois </text:span></text:p>
      <text:p text:style-name="P6"><text:s text:c="2"/>Avancer de 40,5 px </text:p>
      <text:p text:style-name="P6"><text:s text:c="2"/>Tourner de 120 degrés</text:p>
      <text:p text:style-name="P4"><text:span text:style-name="T7"><text:s text:c="2"/>Avancer de 47,7 px </text:span><text:span text:style-name="T1"><text:s text:c="2"/></text:span></text:p>
      <text:p text:style-name="P6"><text:s text:c="2"/>Tourner de 60 degrés</text:p>
      <text:p text:style-name="P4"><text:span text:style-name="T7"><text:s text:c="2"/>Avancer de 6,2 px </text:span><text:span text:style-name="T1"><text:s text:c="2"/></text:span></text:p>
      <text:p text:style-name="P4"><text:span text:style-name="T1"><text:s text:c="2"/></text:span><text:span text:style-name="T7">Tourner de 120 degrés</text:span></text:p>
      <text:p text:style-name="P6"><text:s text:c="2"/>Avancer de 40,5 px </text:p>
      <text:p text:style-name="P4"><text:span text:style-name="T1"><text:s text:c="2"/></text:span><text:span text:style-name="T7">Tourner de 240 degrés</text:span></text:p>
      <text:p text:style-name="P6"><text:s text:c="2"/>Avancer de 27 px </text:p>
      <text:p text:style-name="P6"><text:s text:c="2"/>Tourner de 180 degrés</text:p>
      <text:p text:style-name="P6"><text:s text:c="2"/>Avancer de 27 px </text:p>
      <text:p text:style-name="P6"><text:s text:c="2"/>Tourner de 120 degrés</text:p>
      <text:p text:style-name="P7"><text:s/>&lt;flèche&gt; </text:p>
      <text:p text:style-name="P5"><text:soft-page-break/><text:span text:style-name="T10"><text:s/></text:span><text:span text:style-name="T9">Stylo relevé </text:span></text:p>
      <text:p text:style-name="P4"><text:span text:style-name="T1"><text:s/></text:span><text:span text:style-name="T7">Avancer de 60 px </text:span></text:p>
      <text:p text:style-name="P4"><text:span text:style-name="T1"><text:s/></text:span><text:span text:style-name="T7">Stylo écrit </text:span></text:p>
      <text:p text:style-name="P7">&lt;flèche&gt; </text:p>
      <text:p text:style-name="P7"/>
      <text:p text:style-name="P8">Rectangle d'or</text:p>
      <text:p text:style-name="P8"/>
      <text:p text:style-name="P3"><text:span text:style-name="T1">Aller à </text:span><text:span text:style-name="T2">x</text:span><text:span text:style-name="T1">=-35; </text:span><text:span text:style-name="T2">y</text:span><text:span text:style-name="T1">=-7; </text:span></text:p>
      <text:p text:style-name="P7">S'orienter à 90 degrés </text:p>
      <text:p text:style-name="P7">Stylo écrit </text:p>
      <text:p text:style-name="P7">Avancer de 5 px </text:p>
      <text:p text:style-name="P7">Tourner de 90 degrés</text:p>
      <text:p text:style-name="P7">Avancer de 5 px </text:p>
      <text:p text:style-name="P7">Tourner de 90 degrés</text:p>
      <text:p text:style-name="P7">Avancer de 5 px </text:p>
      <text:p text:style-name="P7">Tourner de 180 degrés</text:p>
      <text:p text:style-name="P7">Avancer de 5 px </text:p>
      <text:p text:style-name="P7">Tourner de 90 degrés</text:p>
      <text:p text:style-name="P7">Avancer de 5 px </text:p>
      <text:p text:style-name="P7">Tourner de 90 degrés</text:p>
      <text:p text:style-name="P7">Avancer de 5 px </text:p>
      <text:p text:style-name="P7">Tourner de 90 degrés</text:p>
      <text:p text:style-name="P7">Avancer de 10 px </text:p>
      <text:p text:style-name="P7">Tourner de 180 degrés</text:p>
      <text:p text:style-name="P7">Avancer de 10 px </text:p>
      <text:p text:style-name="P7">Tourner de 90 degrés</text:p>
      <text:p text:style-name="P7">Avancer de 10 px </text:p>
      <text:p text:style-name="P7">Tourner de 90 degrés</text:p>
      <text:p text:style-name="P7">Avancer de 10 px </text:p>
      <text:p text:style-name="P7">Tourner de 90 degrés</text:p>
      <text:p text:style-name="P7">Avancer de 10 px </text:p>
      <text:p text:style-name="P7">Tourner de 180 degrés</text:p>
      <text:p text:style-name="P7">Avancer de 10 px </text:p>
      <text:p text:style-name="P7">Tourner de 90 degrés</text:p>
      <text:p text:style-name="P7">Avancer de 15 px </text:p>
      <text:p text:style-name="P7">Tourner de 90 degrés</text:p>
      <text:p text:style-name="P7">Avancer de 15 px </text:p>
      <text:p text:style-name="P7">Tourner de 90 degrés</text:p>
      <text:p text:style-name="P7">Avancer de 15 px </text:p>
      <text:p text:style-name="P7">Tourner de 180 degrés</text:p>
      <text:p text:style-name="P7">Avancer de 15 px </text:p>
      <text:p text:style-name="P7">Tourner de 90 degrés</text:p>
      <text:p text:style-name="P7">Avancer de 25 px </text:p>
      <text:p text:style-name="P7">Tourner de 90 degrés</text:p>
      <text:p text:style-name="P7">Avancer de 25 px </text:p>
      <text:p text:style-name="P7">Tourner de 90 degrés</text:p>
      <text:p text:style-name="P7">Avancer de 25 px </text:p>
      <text:p text:style-name="P7">Tourner de 180 degrés</text:p>
      <text:p text:style-name="P7"><text:soft-page-break/>Avancer de 25 px </text:p>
      <text:p text:style-name="P7">Tourner de 90 degrés</text:p>
      <text:p text:style-name="P7">Avancer de 40 px </text:p>
      <text:p text:style-name="P7">Tourner de 90 degrés</text:p>
      <text:p text:style-name="P7">Avancer de 40 px </text:p>
      <text:p text:style-name="P7">Tourner de 90 degrés</text:p>
      <text:p text:style-name="P7">Avancer de 40 px </text:p>
      <text:p text:style-name="P7">Tourner de 180 degrés</text:p>
      <text:p text:style-name="P7">Avancer de 40 px </text:p>
      <text:p text:style-name="P7">Tourner de 90 degrés</text:p>
      <text:p text:style-name="P7">Avancer de 65 px </text:p>
      <text:p text:style-name="P7">Tourner de 90 degrés</text:p>
      <text:p text:style-name="P7">Avancer de 65 px </text:p>
      <text:p text:style-name="P7">Tourner de 90 degrés</text:p>
      <text:p text:style-name="P7">Avancer de 65 px </text:p>
      <text:p text:style-name="P7">Tourner de 180 degrés</text:p>
      <text:p text:style-name="P7">Avancer de 65 px </text:p>
      <text:p text:style-name="P7">Tourner de 90 degrés</text:p>
      <text:p text:style-name="P7">Avancer de 105 px </text:p>
      <text:p text:style-name="P7">Tourner de 90 degrés</text:p>
      <text:p text:style-name="P7">Avancer de 105 px </text:p>
      <text:p text:style-name="P7">Tourner de 90 degrés</text:p>
      <text:p text:style-name="P7">Avancer de 105 px </text:p>
      <text:p text:style-name="P7">Tourner de 180 degrés</text:p>
      <text:p text:style-name="P7">Avancer de 105 px </text:p>
      <text:p text:style-name="P7">Tourner de 90 degrés</text:p>
      <text:p text:style-name="P7">Avancer de 170 px </text:p>
      <text:p text:style-name="P7">Tourner de 90 degrés</text:p>
      <text:p text:style-name="P7">Avancer de 170 px </text:p>
      <text:p text:style-name="P7">Tourner de 90 degrés</text:p>
      <text:p text:style-name="P7">Avancer de 170 px </text:p>
      <text:p text:style-name="P7">Tourner de 180 degrés</text:p>
      <text:p text:style-name="P7">Avancer de 170 px </text:p>
      <text:p text:style-name="P7">Tourner de 90 degrés</text:p>
      <text:p text:style-name="P7">Stylo relevé </text:p>
      <text:p text:style-name="P3"><text:span text:style-name="T1">Aller à </text:span><text:span text:style-name="T2">x</text:span><text:span text:style-name="T1">=-35; </text:span><text:span text:style-name="T2">y</text:span><text:span text:style-name="T1">=-7; </text:span></text:p>
      <text:p text:style-name="P7">S'orienter à 90 degrés </text:p>
      <text:p text:style-name="P7">Stylo écrit </text:p>
      <text:p text:style-name="P7">Répéter 36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0,44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0,884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oft-page-break/><text:span text:style-name="T1"><text:s/></text:span><text:span text:style-name="T4">Avancer de 1,3273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2,21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3,51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5,75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9,2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15 px </text:span></text:p>
      <text:p text:style-name="P7">&lt;flèche&gt; </text:p>
      <text:p text:style-name="P7">Afficher résultat 1,618034</text:p>
      <text:p text:style-name="P7"/>
      <text:p text:style-name="P8"/>
      <text:p text:style-name="P8">Triangle de Sierpiński</text:p>
      <text:p text:style-name="P9"/>
      <text:p text:style-name="P2"><text:span text:style-name="T4">Aller à </text:span><text:span text:style-name="T11">x</text:span><text:span text:style-name="T4">=-22; </text:span><text:span text:style-name="T11">y</text:span><text:span text:style-name="T4">=-23;</text:span> </text:p>
      <text:p text:style-name="P2"><text:span text:style-name="T4">Stylo écrit</text:span> </text:p>
      <text:p text:style-name="P2"><text:span text:style-name="T4">Avancer de 52 px</text:span> </text:p>
      <text:p text:style-name="P2">Tourner de 120 <text:span text:style-name="T5">degrés </text:span></text:p>
      <text:p text:style-name="P7">Avancer de 52 px </text:p>
      <text:p text:style-name="P2">Tourner de 120 <text:span text:style-name="T5">degrés </text:span></text:p>
      <text:p text:style-name="P7">Avancer de 52 px </text:p>
      <text:p text:style-name="P7">Stylo relevé </text:p>
      <text:p text:style-name="P7">Avancer de 200 px </text:p>
      <text:p text:style-name="P7">Tourner de 180 degrés </text:p>
      <text:p text:style-name="P7">Afficher résultat 0</text:p>
      <text:p text:style-name="P7">Avancer de 200 px </text:p>
      <text:p text:style-name="P6">Stylo écrit </text:p>
      <text:p text:style-name="P7">Avancer de 26 px</text:p>
      <text:p text:style-name="P7">Tourner de 240 degrés</text:p>
      <text:p text:style-name="P7">Avancer de 26 px</text:p>
      <text:p text:style-name="P7">Tourner de 120 degrés </text:p>
      <text:p text:style-name="P7">Avancer de 26 px</text:p>
      <text:p text:style-name="P7">Tourner de 120 degrés </text:p>
      <text:p text:style-name="P7">Avancer de 26 px</text:p>
      <text:p text:style-name="P7">Stylo relevé </text:p>
      <text:p text:style-name="P7"><text:soft-page-break/>Avancer de 200 px </text:p>
      <text:p text:style-name="P7">Tourner de 180 degrés </text:p>
      <text:p text:style-name="P7">Afficher résultat 1</text:p>
      <text:p text:style-name="P7">Avancer de 200 px </text:p>
      <text:p text:style-name="P7">Tourner de 180 degrés </text:p>
      <text:p text:style-name="P7">Stylo écrit</text:p>
      <text:p text:style-name="P7">Répéter 3 fois </text:p>
      <text:p text:style-name="P7"><text:s/>Tourner de 120 degrés </text:p>
      <text:p text:style-name="P7"><text:s/>Avancer de 13 px</text:p>
      <text:p text:style-name="P7"><text:s/>Tourner de 240 degrés</text:p>
      <text:p text:style-name="P7"><text:s/>Avancer de 13 px</text:p>
      <text:p text:style-name="P7"><text:s/>Tourner de 120 degrés </text:p>
      <text:p text:style-name="P7"><text:s/>Avancer de 13 px</text:p>
      <text:p text:style-name="P7"><text:s/>Tourner de 120 degrés </text:p>
      <text:p text:style-name="P7"><text:s/>Avancer de 13 px</text:p>
      <text:p text:style-name="P7"><text:s/>Tourner de 240 degrés</text:p>
      <text:p text:style-name="P7"><text:s/>Avancer de 13 px</text:p>
      <text:p text:style-name="P6">&lt;flèche&gt; </text:p>
      <text:p text:style-name="P7">Stylo relevé </text:p>
      <text:p text:style-name="P7">Avancer de 200 px </text:p>
      <text:p text:style-name="P7">Tourner de 180 degrés </text:p>
      <text:p text:style-name="P7">Afficher résultat 2</text:p>
      <text:p text:style-name="P7">Avancer de 200 px </text:p>
      <text:p text:style-name="P7">Tourner de 180 degrés </text:p>
      <text:p text:style-name="P7">Stylo écrit</text:p>
      <text:p text:style-name="P7">Répéter 3 fois </text:p>
      <text:p text:style-name="P7"><text:s/>Tourner de 120 degrés </text:p>
      <text:p text:style-name="P7"><text:s/>Avancer de 13 px</text:p>
      <text:p text:style-name="P7"><text:s/>Répéter 3 fois </text:p>
      <text:p text:style-name="P7"><text:s text:c="2"/>Tourner de 240 degrés </text:p>
      <text:p text:style-name="P7"><text:s text:c="2"/>Avancer de 6,5 px</text:p>
      <text:p text:style-name="P7"><text:s text:c="2"/>Tourner de 240 degrés</text:p>
      <text:p text:style-name="P7"><text:s text:c="2"/>Avancer de 6,5 px</text:p>
      <text:p text:style-name="P7"><text:s text:c="2"/>Tourner de 120 degrés </text:p>
      <text:p text:style-name="P7"><text:s text:c="2"/>Avancer de 6,5 px</text:p>
      <text:p text:style-name="P7"><text:s text:c="2"/>Tourner de 120 degrés </text:p>
      <text:p text:style-name="P7"><text:s text:c="2"/>Avancer de 6,5 px</text:p>
      <text:p text:style-name="P7"><text:s text:c="2"/>Tourner de 240 degrés</text:p>
      <text:p text:style-name="P7"><text:s text:c="2"/>Avancer de 6,5 px</text:p>
      <text:p text:style-name="P7"><text:s text:c="2"/>Tourner de 240 degrés</text:p>
      <text:p text:style-name="P7"><text:s/>&lt;flèche&gt; </text:p>
      <text:p text:style-name="P7"><text:s/>Avancer de 13 px</text:p>
      <text:p text:style-name="P7">&lt;flèche&gt; </text:p>
      <text:p text:style-name="P7">Stylo relevé </text:p>
      <text:p text:style-name="P7">Avancer de 200 px </text:p>
      <text:p text:style-name="P7">Tourner de 180 degrés </text:p>
      <text:p text:style-name="P7">Afficher résultat 3</text:p>
      <text:p text:style-name="P7">Avancer de 200 px </text:p>
      <text:p text:style-name="P7"><text:soft-page-break/>Tourner de 180 degrés </text:p>
      <text:p text:style-name="P7">Stylo écrit</text:p>
      <text:p text:style-name="P7">Répéter 3 fois </text:p>
      <text:p text:style-name="P7"><text:s/>Tourner de 120 degrés </text:p>
      <text:p text:style-name="P7"><text:s/>Avancer de 13 px</text:p>
      <text:p text:style-name="P7"><text:s/>Répéter 3 fois </text:p>
      <text:p text:style-name="P7"><text:s text:c="2"/>Tourner de 240 degrés </text:p>
      <text:p text:style-name="P7"><text:s text:c="2"/>Avancer de 6,5 px</text:p>
      <text:p text:style-name="P7"><text:s text:c="2"/>Répéter 3 fois </text:p>
      <text:p text:style-name="P7"><text:s text:c="3"/>Tourner de 240 degrés </text:p>
      <text:p text:style-name="P7"><text:s text:c="3"/>Avancer de 3,25 px</text:p>
      <text:p text:style-name="P7"><text:s text:c="3"/>Tourner de 240 degrés </text:p>
      <text:p text:style-name="P7"><text:s text:c="3"/>Avancer de 3,25 px</text:p>
      <text:p text:style-name="P7"><text:s text:c="3"/>Tourner de 120 degrés </text:p>
      <text:p text:style-name="P7"><text:s text:c="3"/>Avancer de 3,25 px</text:p>
      <text:p text:style-name="P7"><text:s text:c="3"/>Tourner de 120 degrés </text:p>
      <text:p text:style-name="P7"><text:s text:c="3"/>Avancer de 3,25 px</text:p>
      <text:p text:style-name="P7"><text:s text:c="3"/>Tourner de 240 degrés </text:p>
      <text:p text:style-name="P7"><text:s text:c="3"/>Avancer de 3,25 px</text:p>
      <text:p text:style-name="P7"><text:s text:c="3"/>Tourner de 240 degrés </text:p>
      <text:p text:style-name="P7"><text:s text:c="2"/>&lt;flèche&gt; </text:p>
      <text:p text:style-name="P7"><text:s text:c="2"/>Avancer de 6,5 px</text:p>
      <text:p text:style-name="P7"><text:s text:c="2"/>Tourner de 240 degrés </text:p>
      <text:p text:style-name="P7"><text:s/>&lt;flèche&gt; </text:p>
      <text:p text:style-name="P7"><text:s/>Avancer de 13 px</text:p>
      <text:p text:style-name="P7">&lt;flèche&gt; </text:p>
      <text:p text:style-name="P7">Stylo relevé </text:p>
      <text:p text:style-name="P7">Avancer de 200 px </text:p>
      <text:p text:style-name="P7">Afficher résultat 4</text:p>
      <text:p text:style-name="P7"><text:s/></text:p>
      <text:p text:style-name="P8"/>
      <text:p text:style-name="P8"/>
      <text:p text:style-name="P8"/>
      <text:p text:style-name="P7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"/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P2019 ABRAKADABRA</meta:initial-creator>
    <meta:creation-date>2020-11-30T17:45:39.50</meta:creation-date>
    <dc:date>2020-12-02T16:26:17.927977000</dc:date>
    <meta:editing-duration>PT3H2M3S</meta:editing-duration>
    <meta:editing-cycles>15</meta:editing-cycles>
    <meta:generator>LibreOffice/7.0.3.1$MacOSX_X86_64 LibreOffice_project/d7547858d014d4cf69878db179d326fc3483e082</meta:generator>
    <meta:document-statistic meta:table-count="0" meta:image-count="0" meta:object-count="0" meta:page-count="8" meta:paragraph-count="351" meta:word-count="1250" meta:character-count="6466" meta:non-whitespace-character-count="5107"/>
  </office:meta>
</office:document-meta>
</file>